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4.2132in" fo:margin-left="2.4799in" fo:margin-right="0in" table:align="margins"/>
    </style:style>
    <style:style style:name="Table1.A" style:family="table-column">
      <style:table-column-properties style:column-width="2.3104in" style:rel-column-width="35937*"/>
    </style:style>
    <style:style style:name="Table1.B" style:family="table-column">
      <style:table-column-properties style:column-width="1.9028in" style:rel-column-width="29598*"/>
    </style:style>
    <style:style style:name="Table1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officeooo:paragraph-rsid="00028c8b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028c8b" officeooo:paragraph-rsid="00028c8b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rsid="00075764" officeooo:paragraph-rsid="00075764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officeooo:rsid="00075764" officeooo:paragraph-rsid="00075764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9649d" officeooo:paragraph-rsid="0008c704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cab44" officeooo:paragraph-rsid="001cab44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paragraph-rsid="00028c8b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028c8b" officeooo:paragraph-rsid="00028c8b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officeooo:rsid="00045bb6" officeooo:paragraph-rsid="00045bb6" style:font-size-asian="18pt" style:font-weight-asian="bold" style:font-size-complex="18pt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fo:font-size="18pt" fo:font-weight="bold" officeooo:rsid="00045bb6" officeooo:paragraph-rsid="00045bb6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rsid="0005d453" officeooo:paragraph-rsid="0005d453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officeooo:rsid="00075764" officeooo:paragraph-rsid="00075764" style:font-size-asian="15.75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8pt" fo:font-weight="bold" officeooo:rsid="0015de46" officeooo:paragraph-rsid="0015de46" style:font-size-asian="15.75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officeooo:rsid="0015de46" officeooo:paragraph-rsid="00075764" style:font-size-asian="15.75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8pt" fo:font-weight="bold" officeooo:rsid="001cab44" officeooo:paragraph-rsid="001cab44" style:font-size-asian="15.75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8pt" fo:font-weight="bold" officeooo:rsid="001d7bd5" officeooo:paragraph-rsid="001d7bd5" style:font-size-asian="15.75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5d453" officeooo:paragraph-rsid="0005d45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18d550" officeooo:paragraph-rsid="0005d453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2pt" fo:font-weight="bold" officeooo:rsid="00075764" officeooo:paragraph-rsid="00075764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size="18pt" officeooo:rsid="00028c8b" officeooo:paragraph-rsid="00028c8b" style:font-size-asian="18pt" style:font-size-complex="18pt"/>
    </style:style>
    <style:style style:name="P21" style:family="paragraph" style:parent-style-name="Table_20_Contents">
      <style:paragraph-properties fo:text-align="start" style:justify-single-word="false"/>
      <style:text-properties fo:font-size="18pt" officeooo:rsid="00028c8b" officeooo:paragraph-rsid="00028c8b" style:font-size-asian="18pt" style:font-size-complex="18pt"/>
    </style:style>
    <style:style style:name="P22" style:family="paragraph" style:parent-style-name="Table_20_Contents">
      <style:paragraph-properties fo:text-align="end" style:justify-single-word="false"/>
      <style:text-properties fo:font-size="18pt" style:font-size-asian="18pt" style:font-size-complex="18pt"/>
    </style:style>
    <style:style style:name="P23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P24" style:family="paragraph" style:parent-style-name="Table_20_Contents">
      <style:paragraph-properties fo:text-align="start" style:justify-single-word="false"/>
      <style:text-properties fo:font-size="18pt" officeooo:rsid="000eac08" officeooo:paragraph-rsid="000eac08" style:font-size-asian="18pt" style:font-size-complex="18pt"/>
    </style:style>
    <style:style style:name="P25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style:font-name="Liberation Serif" fo:font-size="14pt" fo:font-weight="normal" officeooo:rsid="00045bb6" officeooo:paragraph-rsid="001079e4" style:font-size-asian="14pt" style:font-weight-asian="normal" style:font-size-complex="14pt" style:font-weight-complex="normal"/>
    </style:style>
    <style:style style:name="P26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fo:color="#000000" style:font-name="Liberation Serif" fo:font-size="14pt" fo:font-weight="normal" officeooo:rsid="00045bb6" officeooo:paragraph-rsid="001079e4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 style:vertical-align="middle"/>
      <style:text-properties fo:color="#000000" style:font-name="Liberation Serif" fo:font-size="14pt" fo:font-weight="normal" officeooo:rsid="001079e4" officeooo:paragraph-rsid="001cab44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1cab44" officeooo:paragraph-rsid="001cab44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4pt" officeooo:paragraph-rsid="00075764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75764" officeooo:paragraph-rsid="001d7bd5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ab44" officeooo:paragraph-rsid="001cab44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12pt" fo:font-weight="normal" officeooo:rsid="0022d7a2" officeooo:paragraph-rsid="0022d7a2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9649d" officeooo:paragraph-rsid="0009649d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2pt" fo:font-weight="normal" officeooo:rsid="00075764" officeooo:paragraph-rsid="0015de46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 style:vertical-align="middle"/>
      <style:text-properties fo:color="#000000" style:font-name="Liberation Serif" fo:font-size="14pt" fo:font-weight="normal" officeooo:rsid="001079e4" officeooo:paragraph-rsid="001cab44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6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officeooo:paragraph-rsid="001cab44"/>
    </style:style>
    <style:style style:name="T1" style:family="text">
      <style:text-properties officeooo:rsid="000eac08"/>
    </style:style>
    <style:style style:name="T2" style:family="text">
      <style:text-properties officeooo:rsid="001079e4"/>
    </style:style>
    <style:style style:name="T3" style:family="text">
      <style:text-properties fo:color="#000000"/>
    </style:style>
    <style:style style:name="T4" style:family="text">
      <style:text-properties fo:color="#000000" style:font-name="Calibri" fo:font-size="11pt" style:font-size-asian="11pt" style:font-size-complex="11pt"/>
    </style:style>
    <style:style style:name="T5" style:family="text">
      <style:text-properties fo:color="#000000" officeooo:rsid="001079e4"/>
    </style:style>
    <style:style style:name="T6" style:family="text">
      <style:text-properties fo:color="#000000" style:font-name="Liberation Serif" fo:font-size="14pt" style:font-size-asian="14pt" style:language-asian="ru" style:country-asian="RU" style:font-size-complex="14pt"/>
    </style:style>
    <style:style style:name="T7" style:family="text">
      <style:text-properties fo:color="#000000" officeooo:rsid="001cab44"/>
    </style:style>
    <style:style style:name="T8" style:family="text">
      <style:text-properties officeooo:rsid="001351d8"/>
    </style:style>
    <style:style style:name="T9" style:family="text">
      <style:text-properties officeooo:rsid="001a9ce6"/>
    </style:style>
    <style:style style:name="T10" style:family="text">
      <style:text-properties officeooo:rsid="001d7bd5"/>
    </style:style>
    <style:style style:name="T11" style:family="text">
      <style:text-properties fo:font-weight="normal" officeooo:rsid="00075764" style:font-size-asian="12.25pt" style:font-weight-asian="normal" style:font-size-complex="14pt" style:font-weight-complex="normal"/>
    </style:style>
    <style:style style:name="T12" style:family="text">
      <style:text-properties fo:font-weight="normal" officeooo:rsid="0026b9d9" style:font-size-asian="12.25pt" style:font-weight-asian="normal" style:font-size-complex="14pt" style:font-weight-complex="normal"/>
    </style:style>
    <style:style style:name="T13" style:family="text">
      <style:text-properties officeooo:rsid="00216efe"/>
    </style:style>
    <style:style style:name="T14" style:family="text">
      <style:text-properties officeooo:rsid="0022d7a2"/>
    </style:style>
    <style:style style:name="T15" style:family="text">
      <style:text-properties officeooo:rsid="00272e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Авиационный Институт</text:p>
      <text:p text:style-name="P1">(Национальный Исследовательский Университет)</text:p>
      <text:p text:style-name="P1"/>
      <text:p text:style-name="P1">Факультет информационных технологий и прикладной математики</text:p>
      <text:p text:style-name="P1">Кафедра вычислительной математики и программирования</text:p>
      <text:p text:style-name="P1"/>
      <text:p text:style-name="P1"/>
      <text:p text:style-name="P1"/>
      <text:p text:style-name="P1"/>
      <text:p text:style-name="P7">Лабораторная работа</text:p>
      <text:p text:style-name="P7">по курсу «<text:span text:style-name="T1">Операционные системы</text:span>»</text:p>
      <text:p text:style-name="P7">III Семестр</text:p>
      <text:p text:style-name="P7"/>
      <text:p text:style-name="P8">Задание <text:span text:style-name="T13">6</text:span></text:p>
      <text:p text:style-name="P8">Вариант <text:span text:style-name="T9">1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Студент:</text:p>
          </table:table-cell>
          <table:table-cell table:style-name="Table1.B1" office:value-type="string">
            <text:p text:style-name="P21">Синявский А.В</text:p>
          </table:table-cell>
        </table:table-row>
        <table:table-row>
          <table:table-cell table:style-name="Table1.A5" office:value-type="string">
            <text:p text:style-name="P20">Группа:</text:p>
          </table:table-cell>
          <table:table-cell table:style-name="Table1.B5" office:value-type="string">
            <text:p text:style-name="P21">М80-208Б-18</text:p>
          </table:table-cell>
        </table:table-row>
        <table:table-row>
          <table:table-cell table:style-name="Table1.A5" office:value-type="string">
            <text:p text:style-name="P20">Преподаватель:</text:p>
          </table:table-cell>
          <table:table-cell table:style-name="Table1.B5" office:value-type="string">
            <text:p text:style-name="P24">Миронов Е.С</text:p>
          </table:table-cell>
        </table:table-row>
        <table:table-row>
          <table:table-cell table:style-name="Table1.A5" office:value-type="string">
            <text:p text:style-name="P22"/>
          </table:table-cell>
          <table:table-cell table:style-name="Table1.B5" office:value-type="string">
            <text:p text:style-name="P23"/>
          </table:table-cell>
        </table:table-row>
        <table:table-row>
          <table:table-cell table:style-name="Table1.A5" office:value-type="string">
            <text:p text:style-name="P20">Оценка:</text:p>
          </table:table-cell>
          <table:table-cell table:style-name="Table1.B5" office:value-type="string">
            <text:p text:style-name="P23"/>
          </table:table-cell>
        </table:table-row>
        <table:table-row>
          <table:table-cell table:style-name="Table1.A6" office:value-type="string">
            <text:p text:style-name="P20">Дата:</text:p>
          </table:table-cell>
          <table:table-cell table:style-name="Table1.B6" office:value-type="string">
            <text:p text:style-name="P23"/>
          </table:table-cell>
        </table:table-row>
      </table:table>
      <text:p text:style-name="P8"/>
      <text:p text:style-name="P8"/>
      <text:p text:style-name="P8"/>
      <text:p text:style-name="P2">Москва 2019</text:p>
      <text:p text:style-name="P2"/>
      <text:p text:style-name="P10"><text:soft-page-break/>1. <text:span text:style-name="T2">Описание задания</text:span></text:p>
      <text:p text:style-name="P36"><text:span text:style-name="T4"><text:tab/></text:span><text:span text:style-name="T6">Реализовать распределенную систему по асинхронной обработке запросов. В данной распределенной системе должно существовать 2 вида узлов: «управляющий» и «вычислительный». Необходимо объединить данные узлы в соответствии с той топологией, которая определена вариантом. Связь между узлами необходимо осуществить при помощи технологии очередей сообщений. Также в данной системе необходимо предусмотреть проверку доступности узлов в соответствии с вариантом.</text:span></text:p>
      <text:p text:style-name="P26"/>
      <text:p text:style-name="P25"><text:span text:style-name="T3"><text:tab/><text:tab/></text:span><text:span text:style-name="T5">Вариант </text:span><text:span text:style-name="T7">1</text:span><text:span text:style-name="T5">:</text:span></text:p>
      <text:p text:style-name="P27"><text:tab/><text:span text:style-name="T14">Топология – дерево общего вида</text:span></text:p>
      <text:p text:style-name="P27"><text:tab/><text:span text:style-name="T14">Команда – поиск подстроки в строке</text:span></text:p>
      <text:p text:style-name="P27"><text:tab/><text:span text:style-name="T14">Проверка доступности узлов - heartbit</text:span></text:p>
      <text:p text:style-name="P9"/>
      <text:p text:style-name="P17"/>
      <text:p text:style-name="P17"/>
      <text:p text:style-name="P17"/>
      <text:p text:style-name="P17"/>
      <text:p text:style-name="P11">2. <text:span text:style-name="T2">Код программы</text:span></text:p>
      <text:p text:style-name="P18"/>
      <text:p text:style-name="P18"/>
      <text:p text:style-name="P15">2.1 f<text:span text:style-name="T14">unctions</text:span>.h/<text:span text:style-name="T14">cpp</text:span></text:p>
      <text:p text:style-name="P15"/>
      <text:p text:style-name="P31">#ifndef SRC_FUNCTIONS_H</text:p>
      <text:p text:style-name="P31">#define SRC_FUNCTIONS_H</text:p>
      <text:p text:style-name="P31"/>
      <text:p text:style-name="P31">#include &lt;string&gt;</text:p>
      <text:p text:style-name="P31">#include &lt;zconf.h&gt;</text:p>
      <text:p text:style-name="P31">#include "zmq.hpp"</text:p>
      <text:p text:style-name="P31"/>
      <text:p text:style-name="P31">bool send_message(zmq::socket_t&amp; socket, const std::string&amp; message_string);</text:p>
      <text:p text:style-name="P31"/>
      <text:p text:style-name="P31">std::string recieve_message(zmq::socket_t&amp; socket);</text:p>
      <text:p text:style-name="P31"/>
      <text:p text:style-name="P31">std::string get_port_name(int port);</text:p>
      <text:p text:style-name="P31"/>
      <text:p text:style-name="P31">int bind_socket(zmq::socket_t&amp; socket);</text:p>
      <text:p text:style-name="P31"/>
      <text:p text:style-name="P31">void create_node(int id, int parent_id, int port);</text:p>
      <text:p text:style-name="P31"/>
      <text:p text:style-name="P31">#endif //SRC_FUNCTIONS_H</text:p>
      <text:p text:style-name="P31"/>
      <text:p text:style-name="P31"/>
      <text:p text:style-name="P32">functions.cpp</text:p>
      <text:p text:style-name="P31"/>
      <text:p text:style-name="P31"><text:soft-page-break/>#include "functions.h"</text:p>
      <text:p text:style-name="P31"/>
      <text:p text:style-name="P31">bool send_message(zmq::socket_t&amp; socket, const std::string&amp; message_string) {</text:p>
      <text:p text:style-name="P31"><text:s text:c="4"/>zmq::message_t message(message_string.size());</text:p>
      <text:p text:style-name="P31"><text:s text:c="4"/>memcpy(message.data(), message_string.c_str(), message_string.size());</text:p>
      <text:p text:style-name="P31"><text:s text:c="4"/>return socket.send(message);</text:p>
      <text:p text:style-name="P31">}</text:p>
      <text:p text:style-name="P31"/>
      <text:p text:style-name="P31">std::string recieve_message(zmq::socket_t&amp; socket) {</text:p>
      <text:p text:style-name="P31"><text:s text:c="4"/>zmq::message_t message;</text:p>
      <text:p text:style-name="P31"><text:s text:c="4"/>bool ok;</text:p>
      <text:p text:style-name="P31"><text:s text:c="4"/>try {</text:p>
      <text:p text:style-name="P31"><text:s text:c="8"/>ok = socket.recv(&amp;message);</text:p>
      <text:p text:style-name="P31"><text:s text:c="4"/>} catch(...) {</text:p>
      <text:p text:style-name="P31"><text:s text:c="8"/>ok = false;</text:p>
      <text:p text:style-name="P31"><text:s text:c="4"/>}</text:p>
      <text:p text:style-name="P31"><text:s text:c="4"/>std::string recieved_msg(static_cast&lt;char*&gt;(message.data()), message.size());</text:p>
      <text:p text:style-name="P31"><text:s text:c="4"/>if (recieved_msg.empty() || !ok) {</text:p>
      <text:p text:style-name="P31"><text:s text:c="8"/>return "ERROR! Node is unavailable";</text:p>
      <text:p text:style-name="P31"><text:s text:c="4"/>}</text:p>
      <text:p text:style-name="P31"><text:s text:c="4"/>return recieved_msg;</text:p>
      <text:p text:style-name="P31">}</text:p>
      <text:p text:style-name="P31"/>
      <text:p text:style-name="P31">std::string get_port_name(int port) {</text:p>
      <text:p text:style-name="P31"><text:s text:c="4"/>return "tcp://127.0.0.1:" + std::to_string(port);</text:p>
      <text:p text:style-name="P31">}</text:p>
      <text:p text:style-name="P31">int bind_socket(zmq::socket_t&amp; socket) {</text:p>
      <text:p text:style-name="P31"><text:s text:c="4"/>int port = 30000;</text:p>
      <text:p text:style-name="P31"><text:s text:c="4"/>while (true) {</text:p>
      <text:p text:style-name="P31"><text:s text:c="8"/>try {</text:p>
      <text:p text:style-name="P31"><text:s text:c="12"/>socket.bind(get_port_name(port));</text:p>
      <text:p text:style-name="P31"><text:s text:c="12"/>break;</text:p>
      <text:p text:style-name="P31"><text:s text:c="8"/>} catch(...) {</text:p>
      <text:p text:style-name="P31"><text:s text:c="12"/>port++;</text:p>
      <text:p text:style-name="P31"><text:s text:c="8"/>}</text:p>
      <text:p text:style-name="P31"><text:s text:c="4"/>}</text:p>
      <text:p text:style-name="P31"><text:s text:c="4"/>return port;</text:p>
      <text:p text:style-name="P31">}</text:p>
      <text:p text:style-name="P31"/>
      <text:p text:style-name="P31">void create_node(int id, int parent_id, int port) {</text:p>
      <text:p text:style-name="P31"><text:s text:c="4"/>char* arg1 = strdup((std::to_string(id)).c_str());</text:p>
      <text:p text:style-name="P31"><text:s text:c="4"/>char* arg2 = strdup((std::to_string(parent_id)).c_str());</text:p>
      <text:p text:style-name="P31"><text:s text:c="4"/>char* arg3 = strdup((std::to_string(port)).c_str());</text:p>
      <text:p text:style-name="P31"><text:s text:c="4"/>char* args[] = {"./compute_node", arg1, arg2, arg3, nullptr};</text:p>
      <text:p text:style-name="P31"><text:s text:c="4"/>execv("./compute_node", args);</text:p>
      <text:p text:style-name="P31">}</text:p>
      <text:p text:style-name="P6"/>
      <text:p text:style-name="P6"/>
      <text:p text:style-name="P6"/>
      <text:p text:style-name="P6"/>
      <text:p text:style-name="P6"/>
      <text:p text:style-name="P15"><text:soft-page-break/>2.2 <text:span text:style-name="T14">control.node.cpp</text:span></text:p>
      <text:p text:style-name="P15"/>
      <text:p text:style-name="P31">#include &lt;iostream&gt;</text:p>
      <text:p text:style-name="P31">#include "zmq.hpp"</text:p>
      <text:p text:style-name="P31">#include &lt;string&gt;</text:p>
      <text:p text:style-name="P31">#include &lt;zconf.h&gt;</text:p>
      <text:p text:style-name="P31">#include &lt;utility&gt;</text:p>
      <text:p text:style-name="P31">#include &lt;vector&gt;</text:p>
      <text:p text:style-name="P31">#include &lt;csignal&gt;</text:p>
      <text:p text:style-name="P31">#include &lt;sstream&gt;</text:p>
      <text:p text:style-name="P31">#include &lt;set&gt;</text:p>
      <text:p text:style-name="P31">#include &lt;algorithm&gt;</text:p>
      <text:p text:style-name="P31">#include &lt;memory&gt;</text:p>
      <text:p text:style-name="P31">#include &lt;unordered_map&gt;</text:p>
      <text:p text:style-name="P31">#include "functions.h"</text:p>
      <text:p text:style-name="P31"/>
      <text:p text:style-name="P31">template &lt;class T&gt;</text:p>
      <text:p text:style-name="P31">std::ostream&amp; operator&lt;&lt;(std::ostream&amp; os, std::vector&lt;T&gt; v) {</text:p>
      <text:p text:style-name="P31"><text:s text:c="4"/>for (const T&amp; i : v) {</text:p>
      <text:p text:style-name="P31"><text:s text:c="8"/>os &lt;&lt; i &lt;&lt; " ";</text:p>
      <text:p text:style-name="P31"><text:s text:c="4"/>}</text:p>
      <text:p text:style-name="P31"><text:s text:c="4"/>return os;</text:p>
      <text:p text:style-name="P31">}</text:p>
      <text:p text:style-name="P31"/>
      <text:p text:style-name="P31">struct TreeNode {</text:p>
      <text:p text:style-name="P31"><text:s text:c="4"/>TreeNode(int id, std::weak_ptr&lt;TreeNode&gt; parent) : id_(id), parent_(std::move(parent)) {}</text:p>
      <text:p text:style-name="P31"><text:s text:c="4"/>int id_;</text:p>
      <text:p text:style-name="P31"><text:s text:c="4"/>std::weak_ptr&lt;TreeNode&gt; parent_;</text:p>
      <text:p text:style-name="P31"><text:s text:c="4"/>std::unordered_map&lt;int, std::shared_ptr&lt;TreeNode&gt;&gt; nodes_;</text:p>
      <text:p text:style-name="P31">};</text:p>
      <text:p text:style-name="P31"/>
      <text:p text:style-name="P31">class IdIndexingTree {</text:p>
      <text:p text:style-name="P31">public:</text:p>
      <text:p text:style-name="P31"><text:s text:c="4"/>IdIndexingTree() = default;</text:p>
      <text:p text:style-name="P31"><text:s text:c="4"/>~IdIndexingTree() = default;</text:p>
      <text:p text:style-name="P31"/>
      <text:p text:style-name="P31"><text:s text:c="4"/>bool Insert(int elem, int parent_id) {</text:p>
      <text:p text:style-name="P31"><text:s text:c="8"/>if (root_ == nullptr) {</text:p>
      <text:p text:style-name="P31"><text:s text:c="12"/>root_ = std::make_shared&lt;TreeNode&gt;(elem, std::weak_ptr&lt;TreeNode&gt;());</text:p>
      <text:p text:style-name="P31"><text:s text:c="12"/>return true;</text:p>
      <text:p text:style-name="P31"><text:s text:c="8"/>}</text:p>
      <text:p text:style-name="P31"><text:s text:c="8"/>std::vector&lt;int&gt; path = GetPathTo(parent_id);</text:p>
      <text:p text:style-name="P31"><text:s text:c="8"/>if (path.empty()) {</text:p>
      <text:p text:style-name="P31"><text:s text:c="12"/>return false;</text:p>
      <text:p text:style-name="P31"><text:s text:c="8"/>}</text:p>
      <text:p text:style-name="P31"><text:s text:c="8"/>path.erase(path.begin());</text:p>
      <text:p text:style-name="P31"><text:s text:c="8"/>std::shared_ptr&lt;TreeNode&gt; node = root_;</text:p>
      <text:p text:style-name="P31"><text:s text:c="8"/>for (int i : path) {</text:p>
      <text:p text:style-name="P31"><text:s text:c="12"/>if (node-&gt;nodes_.count(i) == 0) {</text:p>
      <text:p text:style-name="P31"><text:s text:c="16"/>throw std::logic_error("Shit happened");</text:p>
      <text:p text:style-name="P31"><text:s text:c="12"/>}</text:p>
      <text:p text:style-name="P31"><text:soft-page-break/><text:s text:c="12"/>node = node-&gt;nodes_[i];</text:p>
      <text:p text:style-name="P31"><text:s text:c="8"/>}</text:p>
      <text:p text:style-name="P31"><text:s text:c="8"/>node-&gt;nodes_[elem] = std::make_shared&lt;TreeNode&gt;(elem,node);</text:p>
      <text:p text:style-name="P31"><text:s text:c="8"/>return true;</text:p>
      <text:p text:style-name="P31"><text:s text:c="4"/>}</text:p>
      <text:p text:style-name="P31"/>
      <text:p text:style-name="P31"><text:s text:c="4"/>bool Erase(int elem) {</text:p>
      <text:p text:style-name="P31"><text:s text:c="8"/>std::vector&lt;int&gt; path = GetPathTo(elem);</text:p>
      <text:p text:style-name="P31"><text:s text:c="8"/>if (path.empty()) {</text:p>
      <text:p text:style-name="P31"><text:s text:c="12"/>return false;</text:p>
      <text:p text:style-name="P31"><text:s text:c="8"/>}</text:p>
      <text:p text:style-name="P31"><text:s text:c="8"/>path.erase(path.begin());</text:p>
      <text:p text:style-name="P31"><text:s text:c="8"/>std::shared_ptr&lt;TreeNode&gt; node = root_;</text:p>
      <text:p text:style-name="P31"><text:s text:c="8"/>for (int i : path) {</text:p>
      <text:p text:style-name="P31"><text:s text:c="12"/>if (node-&gt;nodes_.count(i) == 0) {</text:p>
      <text:p text:style-name="P31"><text:s text:c="16"/>throw std::logic_error("Shit happened");</text:p>
      <text:p text:style-name="P31"><text:s text:c="12"/>}</text:p>
      <text:p text:style-name="P31"><text:s text:c="12"/>node = node-&gt;nodes_[i];</text:p>
      <text:p text:style-name="P31"><text:s text:c="8"/>}</text:p>
      <text:p text:style-name="P31"><text:s text:c="8"/>if (node-&gt;parent_.lock() == nullptr) {</text:p>
      <text:p text:style-name="P31"><text:s text:c="12"/>root_ = nullptr;</text:p>
      <text:p text:style-name="P31"><text:s text:c="12"/>return true;</text:p>
      <text:p text:style-name="P31"><text:s text:c="8"/>}</text:p>
      <text:p text:style-name="P31"><text:s text:c="8"/>node = node-&gt;parent_.lock();</text:p>
      <text:p text:style-name="P31"><text:s text:c="8"/>node-&gt;nodes_.erase(elem);</text:p>
      <text:p text:style-name="P31"><text:s text:c="8"/>return true;</text:p>
      <text:p text:style-name="P31"><text:s text:c="4"/>}</text:p>
      <text:p text:style-name="P31"/>
      <text:p text:style-name="P31"><text:s text:c="4"/>[[nodiscard]] std::vector&lt;int&gt; GetPathTo(int id) const {</text:p>
      <text:p text:style-name="P31"><text:s text:c="8"/>std::vector&lt;int&gt; v;</text:p>
      <text:p text:style-name="P31"><text:s text:c="8"/>if (!SearchFunc(root_, id, v)) {</text:p>
      <text:p text:style-name="P31"><text:s text:c="12"/>return {};</text:p>
      <text:p text:style-name="P31"><text:s text:c="8"/>}</text:p>
      <text:p text:style-name="P31"><text:s text:c="8"/>return v;</text:p>
      <text:p text:style-name="P31"><text:s text:c="4"/>}</text:p>
      <text:p text:style-name="P31"/>
      <text:p text:style-name="P31"><text:s text:c="4"/>[[nodiscard]] std::vector&lt;int&gt; GetNodes() const {</text:p>
      <text:p text:style-name="P31"><text:s text:c="8"/>std::vector&lt;int&gt; v;</text:p>
      <text:p text:style-name="P31"><text:s text:c="8"/>GetNodes(root_, v);</text:p>
      <text:p text:style-name="P31"><text:s text:c="8"/>return v;</text:p>
      <text:p text:style-name="P31"><text:s text:c="4"/>}</text:p>
      <text:p text:style-name="P31"/>
      <text:p text:style-name="P31">private:</text:p>
      <text:p text:style-name="P31"><text:s text:c="4"/>bool SearchFunc(const std::shared_ptr&lt;TreeNode&gt;&amp; node, int id, std::vector&lt;int&gt;&amp; v) const {</text:p>
      <text:p text:style-name="P31"><text:s text:c="8"/>if (node == nullptr) {</text:p>
      <text:p text:style-name="P31"><text:s text:c="12"/>return false;</text:p>
      <text:p text:style-name="P31"><text:s text:c="8"/>}</text:p>
      <text:p text:style-name="P31"><text:s text:c="8"/>if (node-&gt;id_ == id) {</text:p>
      <text:p text:style-name="P31"><text:s text:c="12"/>v.push_back(node-&gt;id_);</text:p>
      <text:p text:style-name="P31"><text:s text:c="12"/>return true;</text:p>
      <text:p text:style-name="P31"><text:s text:c="8"/>}</text:p>
      <text:p text:style-name="P31"><text:s text:c="8"/>v.push_back(node-&gt;id_);</text:p>
      <text:p text:style-name="P31"><text:soft-page-break/><text:s text:c="8"/>for (auto [child_id, child_node] : node-&gt;nodes_) {</text:p>
      <text:p text:style-name="P31"><text:s text:c="12"/>if (SearchFunc(child_node, id, v)) {</text:p>
      <text:p text:style-name="P31"><text:s text:c="16"/>return true;</text:p>
      <text:p text:style-name="P31"><text:s text:c="12"/>}</text:p>
      <text:p text:style-name="P31"><text:s text:c="8"/>}</text:p>
      <text:p text:style-name="P31"><text:s text:c="8"/>v.pop_back();</text:p>
      <text:p text:style-name="P31"><text:s text:c="8"/>return false;</text:p>
      <text:p text:style-name="P31"><text:s text:c="4"/>}</text:p>
      <text:p text:style-name="P31"/>
      <text:p text:style-name="P31"><text:s text:c="4"/>void GetNodes(const std::shared_ptr&lt;TreeNode&gt;&amp; node, std::vector&lt;int&gt;&amp; v) const {</text:p>
      <text:p text:style-name="P31"><text:s text:c="8"/>if (node == nullptr) {</text:p>
      <text:p text:style-name="P31"><text:s text:c="12"/>return;</text:p>
      <text:p text:style-name="P31"><text:s text:c="8"/>}</text:p>
      <text:p text:style-name="P31"><text:s text:c="8"/>v.push_back(node-&gt;id_);</text:p>
      <text:p text:style-name="P31"><text:s text:c="8"/>for (auto [child_id, child_ptr] : node-&gt;nodes_) {</text:p>
      <text:p text:style-name="P31"><text:s text:c="12"/>GetNodes(child_ptr, v);</text:p>
      <text:p text:style-name="P31"><text:s text:c="8"/>}</text:p>
      <text:p text:style-name="P31"><text:s text:c="4"/>}</text:p>
      <text:p text:style-name="P31"><text:s text:c="4"/>std::shared_ptr&lt;TreeNode&gt; root_ = nullptr;</text:p>
      <text:p text:style-name="P31">};</text:p>
      <text:p text:style-name="P31"/>
      <text:p text:style-name="P31">int main() {</text:p>
      <text:p text:style-name="P31"><text:s text:c="4"/>std::string command;</text:p>
      <text:p text:style-name="P31"><text:s text:c="4"/>IdIndexingTree ids;</text:p>
      <text:p text:style-name="P31"><text:s text:c="4"/>pid_t child_pid = 0;</text:p>
      <text:p text:style-name="P31"><text:s text:c="4"/>int child_id = 0;</text:p>
      <text:p text:style-name="P31"><text:s text:c="4"/>zmq::context_t context(1);</text:p>
      <text:p text:style-name="P31"><text:s text:c="4"/>zmq::socket_t main_socket(context, ZMQ_REQ);</text:p>
      <text:p text:style-name="P31"><text:s text:c="4"/>int linger = 0;</text:p>
      <text:p text:style-name="P31"><text:s text:c="4"/>main_socket.setsockopt(ZMQ_SNDTIMEO, 2000);</text:p>
      <text:p text:style-name="P31"><text:s text:c="4"/>main_socket.setsockopt(ZMQ_LINGER, &amp;linger, sizeof(linger));</text:p>
      <text:p text:style-name="P31"><text:s text:c="4"/>int port = bind_socket(main_socket);</text:p>
      <text:p text:style-name="P31"><text:s text:c="4"/>while (true) {</text:p>
      <text:p text:style-name="P31"><text:s text:c="8"/>std::cin &gt;&gt; command;</text:p>
      <text:p text:style-name="P31"><text:s text:c="8"/>if (command == "create") {</text:p>
      <text:p text:style-name="P31"><text:s text:c="12"/>size_t node_id, parent_id;</text:p>
      <text:p text:style-name="P31"><text:s text:c="12"/>std::string result;</text:p>
      <text:p text:style-name="P31"><text:s text:c="12"/>std::cin &gt;&gt; node_id &gt;&gt; parent_id;</text:p>
      <text:p text:style-name="P31"><text:s text:c="12"/>if (child_pid == 0) {</text:p>
      <text:p text:style-name="P31"><text:s text:c="16"/>child_pid = fork();</text:p>
      <text:p text:style-name="P31"><text:s text:c="16"/>if (child_pid == -1) {</text:p>
      <text:p text:style-name="P31"><text:s text:c="20"/>std::cout &lt;&lt; "Unable to create first worker node\n";</text:p>
      <text:p text:style-name="P31"><text:s text:c="20"/>child_pid = 0;</text:p>
      <text:p text:style-name="P31"><text:s text:c="20"/>exit(1);</text:p>
      <text:p text:style-name="P31"><text:s text:c="16"/>} else if (child_pid == 0) {</text:p>
      <text:p text:style-name="P31"><text:s text:c="20"/>create_node(node_id, parent_id, port);</text:p>
      <text:p text:style-name="P31"><text:s text:c="16"/>} else {</text:p>
      <text:p text:style-name="P31"><text:s text:c="20"/>parent_id = 0;</text:p>
      <text:p text:style-name="P31"><text:s text:c="20"/>child_id = node_id;</text:p>
      <text:p text:style-name="P31"><text:s text:c="20"/>send_message(main_socket,"pid");</text:p>
      <text:p text:style-name="P31"><text:s text:c="20"/>result = recieve_message(main_socket);</text:p>
      <text:p text:style-name="P31"><text:s text:c="16"/>}</text:p>
      <text:p text:style-name="P31"><text:soft-page-break/><text:s text:c="12"/>} else {</text:p>
      <text:p text:style-name="P31"><text:s text:c="16"/>if (!ids.GetPathTo(node_id).empty()) {</text:p>
      <text:p text:style-name="P31"><text:s text:c="20"/>std::cout &lt;&lt; "Error: Node already exists" &lt;&lt; "\n";</text:p>
      <text:p text:style-name="P31"><text:s text:c="20"/>continue;</text:p>
      <text:p text:style-name="P31"><text:s text:c="16"/>}</text:p>
      <text:p text:style-name="P31"><text:s text:c="16"/>std::vector&lt;int&gt; path = ids.GetPathTo(parent_id);</text:p>
      <text:p text:style-name="P31"><text:s text:c="16"/>if (path.empty()) {</text:p>
      <text:p text:style-name="P31"><text:s text:c="20"/>std::cout &lt;&lt; "Error: No parent node" &lt;&lt; "\n";</text:p>
      <text:p text:style-name="P31"><text:s text:c="20"/>continue;</text:p>
      <text:p text:style-name="P31"><text:s text:c="16"/>}</text:p>
      <text:p text:style-name="P31"><text:s text:c="16"/>path.erase(path.begin());</text:p>
      <text:p text:style-name="P31"><text:s text:c="16"/>std::ostringstream msg_stream;</text:p>
      <text:p text:style-name="P31"><text:s text:c="16"/>msg_stream &lt;&lt; "create " &lt;&lt; path.size(); //сначала путь потом ид</text:p>
      <text:p text:style-name="P31"><text:s text:c="16"/>for (int i : path) {</text:p>
      <text:p text:style-name="P31"><text:s text:c="20"/>msg_stream &lt;&lt; " " &lt;&lt; i;</text:p>
      <text:p text:style-name="P31"><text:s text:c="16"/>}</text:p>
      <text:p text:style-name="P31"><text:s text:c="16"/>msg_stream &lt;&lt; " " &lt;&lt; node_id;</text:p>
      <text:p text:style-name="P31"><text:s text:c="16"/>send_message(main_socket, msg_stream.str());</text:p>
      <text:p text:style-name="P31"><text:s text:c="16"/>result = recieve_message(main_socket);</text:p>
      <text:p text:style-name="P31"><text:s text:c="12"/>}</text:p>
      <text:p text:style-name="P31"><text:s text:c="12"/>if (result.substr(0,2) == "Ok") {</text:p>
      <text:p text:style-name="P31"><text:s text:c="16"/>ids.Insert(node_id, parent_id);</text:p>
      <text:p text:style-name="P31"><text:s text:c="12"/>}</text:p>
      <text:p text:style-name="P31"><text:s text:c="12"/>std::cout &lt;&lt; result &lt;&lt; "\n";</text:p>
      <text:p text:style-name="P31"/>
      <text:p text:style-name="P31"><text:s text:c="8"/>} else if (command == "remove") {</text:p>
      <text:p text:style-name="P31"><text:s text:c="12"/>if (child_pid == 0) {</text:p>
      <text:p text:style-name="P31"><text:s text:c="16"/>std::cout &lt;&lt; "Error: No such node\n";</text:p>
      <text:p text:style-name="P31"><text:s text:c="16"/>continue;</text:p>
      <text:p text:style-name="P31"><text:s text:c="12"/>}</text:p>
      <text:p text:style-name="P31"><text:s text:c="12"/>size_t node_id;</text:p>
      <text:p text:style-name="P31"><text:s text:c="12"/>std::cin &gt;&gt; node_id;</text:p>
      <text:p text:style-name="P31"><text:s text:c="12"/>if (node_id == child_id) {</text:p>
      <text:p text:style-name="P31"><text:s text:c="16"/>send_message(main_socket, "kill");</text:p>
      <text:p text:style-name="P31"><text:s text:c="16"/>recieve_message(main_socket);</text:p>
      <text:p text:style-name="P31"><text:s text:c="16"/>kill(child_pid, SIGTERM);</text:p>
      <text:p text:style-name="P31"><text:s text:c="16"/>kill(child_pid, SIGKILL);</text:p>
      <text:p text:style-name="P31"><text:s text:c="16"/>child_id = 0;</text:p>
      <text:p text:style-name="P31"><text:s text:c="16"/>child_pid = 0;</text:p>
      <text:p text:style-name="P31"><text:s text:c="16"/>std::cout &lt;&lt; "Ok\n";</text:p>
      <text:p text:style-name="P31"><text:s text:c="16"/>ids.Erase(node_id);</text:p>
      <text:p text:style-name="P31"><text:s text:c="16"/>continue;</text:p>
      <text:p text:style-name="P31"><text:s text:c="12"/>}</text:p>
      <text:p text:style-name="P31"><text:s text:c="12"/>std::vector&lt;int&gt; path = ids.GetPathTo(node_id);</text:p>
      <text:p text:style-name="P31"><text:s text:c="12"/>if (path.empty()) {</text:p>
      <text:p text:style-name="P31"><text:s text:c="16"/>std::cout &lt;&lt; "Error: No such node" &lt;&lt; "\n";</text:p>
      <text:p text:style-name="P31"><text:s text:c="16"/>continue;</text:p>
      <text:p text:style-name="P31"><text:s text:c="12"/>}</text:p>
      <text:p text:style-name="P31"><text:s text:c="12"/>path.erase(path.begin());</text:p>
      <text:p text:style-name="P31"><text:s text:c="12"/>std::ostringstream msg_stream;</text:p>
      <text:p text:style-name="P31"><text:s text:c="12"/>msg_stream &lt;&lt; "remove " &lt;&lt; path.size() - 1;</text:p>
      <text:p text:style-name="P31"><text:s text:c="12"/>for (int i : path) {</text:p>
      <text:p text:style-name="P31"><text:soft-page-break/><text:s text:c="16"/>msg_stream &lt;&lt; " " &lt;&lt; i;</text:p>
      <text:p text:style-name="P31"><text:s text:c="12"/>}</text:p>
      <text:p text:style-name="P31"><text:s text:c="12"/>send_message(main_socket, msg_stream.str());</text:p>
      <text:p text:style-name="P31"><text:s text:c="12"/>std::string received_message = recieve_message(main_socket);</text:p>
      <text:p text:style-name="P31"><text:s text:c="12"/>if (received_message.substr(0, std::min&lt;int&gt;(received_message.size(), 2)) == "Ok") {</text:p>
      <text:p text:style-name="P31"><text:s text:c="16"/>ids.Erase(node_id);</text:p>
      <text:p text:style-name="P31"><text:s text:c="12"/>}</text:p>
      <text:p text:style-name="P31"><text:s text:c="12"/>std::cout &lt;&lt; received_message &lt;&lt; "\n";</text:p>
      <text:p text:style-name="P31"/>
      <text:p text:style-name="P31"><text:s text:c="8"/>} else if (command == "exec") { //under development</text:p>
      <text:p text:style-name="P31"><text:s text:c="12"/>int id;</text:p>
      <text:p text:style-name="P31"><text:s text:c="12"/>std::string str, substr;</text:p>
      <text:p text:style-name="P31"><text:s text:c="12"/>std::cin &gt;&gt; id;</text:p>
      <text:p text:style-name="P31"><text:s text:c="12"/>std::vector&lt;int&gt; path = ids.GetPathTo(id);</text:p>
      <text:p text:style-name="P31"><text:s text:c="12"/>if (path.empty()) {</text:p>
      <text:p text:style-name="P31"><text:s text:c="16"/>std::cout &lt;&lt; "Error: No such node\n";</text:p>
      <text:p text:style-name="P31"><text:s text:c="16"/>continue;</text:p>
      <text:p text:style-name="P31"><text:s text:c="12"/>}</text:p>
      <text:p text:style-name="P31"><text:s text:c="12"/>path.erase(path.begin());</text:p>
      <text:p text:style-name="P31"><text:s text:c="12"/>std::ostringstream msg_stream;</text:p>
      <text:p text:style-name="P31"><text:s text:c="12"/>msg_stream &lt;&lt; "exec " &lt;&lt; path.size();</text:p>
      <text:p text:style-name="P31"><text:s text:c="12"/>for (int i : path) {</text:p>
      <text:p text:style-name="P31"><text:s text:c="16"/>msg_stream &lt;&lt; " " &lt;&lt; i;</text:p>
      <text:p text:style-name="P31"><text:s text:c="12"/>}</text:p>
      <text:p text:style-name="P31"><text:s text:c="12"/>std::cin &gt;&gt; str;</text:p>
      <text:p text:style-name="P31"><text:s text:c="12"/>std::cin &gt;&gt; substr;</text:p>
      <text:p text:style-name="P31"><text:s text:c="12"/>msg_stream &lt;&lt; " " &lt;&lt; str &lt;&lt; " " &lt;&lt; substr;</text:p>
      <text:p text:style-name="P31"><text:s text:c="12"/>send_message(main_socket, msg_stream.str());</text:p>
      <text:p text:style-name="P31"><text:s text:c="12"/>std::string received_message = recieve_message(main_socket);</text:p>
      <text:p text:style-name="P31"><text:s text:c="12"/>std::cout &lt;&lt; received_message &lt;&lt; "\n";</text:p>
      <text:p text:style-name="P31"/>
      <text:p text:style-name="P31"><text:s text:c="8"/>} else if (command == "heartbit") { //???</text:p>
      <text:p text:style-name="P31"><text:s text:c="12"/>if (child_pid == 0) {</text:p>
      <text:p text:style-name="P31"><text:s text:c="16"/>std::cout &lt;&lt; "No nodes\n";</text:p>
      <text:p text:style-name="P31"><text:s text:c="16"/>continue;</text:p>
      <text:p text:style-name="P31"><text:s text:c="12"/>}</text:p>
      <text:p text:style-name="P31"><text:s text:c="12"/>send_message(main_socket,"heartbit");</text:p>
      <text:p text:style-name="P31"><text:s text:c="12"/>std::string recieved = recieve_message(main_socket);</text:p>
      <text:p text:style-name="P31"><text:s text:c="12"/>std::istringstream is(recieved);</text:p>
      <text:p text:style-name="P31"><text:s text:c="12"/>std::vector&lt;int&gt; recieved_nodes;</text:p>
      <text:p text:style-name="P31"><text:s text:c="12"/>int elem;</text:p>
      <text:p text:style-name="P31"><text:s text:c="12"/>while (is &gt;&gt; elem) {</text:p>
      <text:p text:style-name="P31"><text:s text:c="16"/>recieved_nodes.push_back(elem);</text:p>
      <text:p text:style-name="P31"><text:s text:c="12"/>}</text:p>
      <text:p text:style-name="P31"><text:s text:c="12"/>std::sort(recieved_nodes.begin(), recieved_nodes.end());</text:p>
      <text:p text:style-name="P31"><text:s text:c="12"/>std::vector&lt;int&gt; all_nodes = ids.GetNodes();</text:p>
      <text:p text:style-name="P31"><text:s text:c="12"/>std::sort(all_nodes.begin(), all_nodes.end());</text:p>
      <text:p text:style-name="P31"><text:s text:c="12"/>std::cout &lt;&lt; "Recieved nodes " &lt;&lt; recieved_nodes &lt;&lt; "\n";</text:p>
      <text:p text:style-name="P31"><text:s text:c="12"/>std::cout &lt;&lt; "All nodes " &lt;&lt; all_nodes &lt;&lt; "\n";</text:p>
      <text:p text:style-name="P31"><text:s text:c="8"/>} else if (command == "exit") {</text:p>
      <text:p text:style-name="P31"><text:s text:c="12"/>send_message(main_socket, "kill");</text:p>
      <text:p text:style-name="P31"><text:s text:c="12"/>recieve_message(main_socket);</text:p>
      <text:p text:style-name="P31"><text:soft-page-break/><text:s text:c="12"/>kill(child_pid, SIGTERM);</text:p>
      <text:p text:style-name="P31"><text:s text:c="12"/>kill(child_pid, SIGKILL);</text:p>
      <text:p text:style-name="P31"><text:s text:c="12"/>break;</text:p>
      <text:p text:style-name="P31"><text:s text:c="8"/>}</text:p>
      <text:p text:style-name="P31"><text:s text:c="4"/>}</text:p>
      <text:p text:style-name="P31"><text:s text:c="4"/>return 0;</text:p>
      <text:p text:style-name="P31">}</text:p>
      <text:p text:style-name="P6"/>
      <text:p text:style-name="P6"/>
      <text:p text:style-name="P6"/>
      <text:p text:style-name="P16">2.3 <text:span text:style-name="T14">compute_node.cpp</text:span></text:p>
      <text:p text:style-name="P16"/>
      <text:p text:style-name="P30">#include &lt;iostream&gt;</text:p>
      <text:p text:style-name="P30">#include &lt;string&gt;</text:p>
      <text:p text:style-name="P30">#include &lt;sstream&gt;</text:p>
      <text:p text:style-name="P30">#include &lt;zconf.h&gt;</text:p>
      <text:p text:style-name="P30">#include &lt;csignal&gt;</text:p>
      <text:p text:style-name="P30">#include &lt;unordered_map&gt;</text:p>
      <text:p text:style-name="P30">#include "functions.h"</text:p>
      <text:p text:style-name="P30"/>
      <text:p text:style-name="P30">int main (int argc, char* argv[]) {</text:p>
      <text:p text:style-name="P30"><text:s text:c="4"/>int id = std::atoi(argv[1]);</text:p>
      <text:p text:style-name="P30"><text:s text:c="4"/>int parent_id = std::atoi(argv[2]);</text:p>
      <text:p text:style-name="P30"><text:s text:c="4"/>int parent_port = std::atoi(argv[3]);</text:p>
      <text:p text:style-name="P30"/>
      <text:p text:style-name="P30"><text:s text:c="4"/>zmq::context_t context(3);</text:p>
      <text:p text:style-name="P30"><text:s text:c="4"/>zmq::socket_t parent_socket(context, ZMQ_REP);</text:p>
      <text:p text:style-name="P30"/>
      <text:p text:style-name="P30"><text:s text:c="4"/>parent_socket.connect(get_port_name(parent_port));</text:p>
      <text:p text:style-name="P30"/>
      <text:p text:style-name="P30"><text:s text:c="4"/>std::unordered_map&lt;int, zmq::socket_t&gt; sockets;</text:p>
      <text:p text:style-name="P30"><text:s text:c="4"/>std::unordered_map&lt;int, int&gt; pids;</text:p>
      <text:p text:style-name="P30"><text:s text:c="4"/>std::unordered_map&lt;int, int&gt; ports;</text:p>
      <text:p text:style-name="P30"/>
      <text:p text:style-name="P30"><text:s text:c="4"/>while(true) {</text:p>
      <text:p text:style-name="P30"><text:s text:c="8"/>std::string request_string;</text:p>
      <text:p text:style-name="P30"><text:s text:c="8"/>request_string = recieve_message(parent_socket);</text:p>
      <text:p text:style-name="P30"><text:s text:c="8"/>std::istringstream command_stream(request_string);</text:p>
      <text:p text:style-name="P30"><text:s text:c="8"/>std::string command;</text:p>
      <text:p text:style-name="P30"><text:s text:c="8"/>command_stream &gt;&gt; command;</text:p>
      <text:p text:style-name="P30"><text:s text:c="8"/>if (command == "id") {</text:p>
      <text:p text:style-name="P30"><text:s text:c="12"/>std::string parent_string = "Ok:" + std::to_string(id);</text:p>
      <text:p text:style-name="P30"><text:s text:c="12"/>send_message(parent_socket, parent_string);</text:p>
      <text:p text:style-name="P30"><text:s text:c="8"/>} else if (command == "pid") {</text:p>
      <text:p text:style-name="P30"><text:s text:c="12"/>std::string parent_string = "Ok:" + std::to_string(getpid());</text:p>
      <text:p text:style-name="P30"><text:s text:c="12"/>send_message(parent_socket, parent_string);</text:p>
      <text:p text:style-name="P30"><text:s text:c="8"/>} else if (command == "create") {</text:p>
      <text:p text:style-name="P30"><text:s text:c="12"/>int size, node_id;</text:p>
      <text:p text:style-name="P30"><text:s text:c="12"/>command_stream &gt;&gt; size;</text:p>
      <text:p text:style-name="P30"><text:s text:c="12"/>std::vector&lt;int&gt; path(size);</text:p>
      <text:p text:style-name="P30"><text:s text:c="12"/>for (int i = 0; i &lt; size; ++i) {</text:p>
      <text:p text:style-name="P30"><text:soft-page-break/><text:s text:c="16"/>command_stream &gt;&gt; path[i];</text:p>
      <text:p text:style-name="P30"><text:s text:c="12"/>}</text:p>
      <text:p text:style-name="P30"><text:s text:c="12"/>command_stream &gt;&gt; node_id;</text:p>
      <text:p text:style-name="P30"><text:s text:c="12"/>if (size == 0) {</text:p>
      <text:p text:style-name="P30"><text:s text:c="16"/>sockets.emplace(std::piecewise_construct,</text:p>
      <text:p text:style-name="P30"><text:s text:c="32"/>std::forward_as_tuple(node_id),</text:p>
      <text:p text:style-name="P30"><text:s text:c="32"/>std::forward_as_tuple(context, ZMQ_REQ));</text:p>
      <text:p text:style-name="P30"><text:s text:c="16"/>int port = bind_socket(sockets.at(node_id));</text:p>
      <text:p text:style-name="P30"><text:s text:c="16"/>int pid = fork();</text:p>
      <text:p text:style-name="P30"><text:s text:c="16"/>if (pid == -1) {</text:p>
      <text:p text:style-name="P30"><text:s text:c="20"/>send_message(parent_socket, "Cannot fork");</text:p>
      <text:p text:style-name="P30"><text:s text:c="20"/>continue;</text:p>
      <text:p text:style-name="P30"><text:s text:c="16"/>} else if (pid == 0) {</text:p>
      <text:p text:style-name="P30"><text:s text:c="20"/>create_node(node_id, id, port);</text:p>
      <text:p text:style-name="P30"><text:s text:c="16"/>} else {</text:p>
      <text:p text:style-name="P30"><text:s text:c="20"/>ports[node_id] = port;</text:p>
      <text:p text:style-name="P30"><text:s text:c="20"/>pids[node_id] = pid;</text:p>
      <text:p text:style-name="P30"><text:s text:c="20"/>send_message(sockets.at(node_id), "pid");</text:p>
      <text:p text:style-name="P30"><text:s text:c="20"/>send_message(parent_socket, recieve_message(sockets.at(node_id)));</text:p>
      <text:p text:style-name="P30"><text:s text:c="16"/>}</text:p>
      <text:p text:style-name="P30"><text:s text:c="12"/>} else {</text:p>
      <text:p text:style-name="P30"><text:s text:c="16"/>int next_id = path.front();</text:p>
      <text:p text:style-name="P30"><text:s text:c="16"/>path.erase(path.begin());</text:p>
      <text:p text:style-name="P30"><text:s text:c="16"/>std::ostringstream msg_stream;</text:p>
      <text:p text:style-name="P30"><text:s text:c="16"/>msg_stream &lt;&lt; "create " &lt;&lt; path.size();</text:p>
      <text:p text:style-name="P30"><text:s text:c="16"/>for (int i : path) {</text:p>
      <text:p text:style-name="P30"><text:s text:c="20"/>msg_stream &lt;&lt; " " &lt;&lt; i;</text:p>
      <text:p text:style-name="P30"><text:s text:c="16"/>}</text:p>
      <text:p text:style-name="P30"><text:s text:c="16"/>msg_stream &lt;&lt; " " &lt;&lt; node_id;</text:p>
      <text:p text:style-name="P30"><text:s text:c="16"/>send_message(sockets.at(next_id), msg_stream.str());</text:p>
      <text:p text:style-name="P30"><text:s text:c="16"/>send_message(parent_socket, recieve_message(sockets.at(next_id)));</text:p>
      <text:p text:style-name="P30"><text:s text:c="12"/>}</text:p>
      <text:p text:style-name="P30"><text:s text:c="8"/>} else if (command == "remove") {</text:p>
      <text:p text:style-name="P30"><text:s text:c="12"/>int size, node_id;</text:p>
      <text:p text:style-name="P30"><text:s text:c="12"/>command_stream &gt;&gt; size;</text:p>
      <text:p text:style-name="P30"><text:s text:c="12"/>std::vector&lt;int&gt; path(size);</text:p>
      <text:p text:style-name="P30"><text:s text:c="12"/>for (int i = 0; i &lt; size; ++i) {</text:p>
      <text:p text:style-name="P30"><text:s text:c="16"/>command_stream &gt;&gt; path[i];</text:p>
      <text:p text:style-name="P30"><text:s text:c="12"/>}</text:p>
      <text:p text:style-name="P30"><text:s text:c="12"/>command_stream &gt;&gt; node_id;</text:p>
      <text:p text:style-name="P30"><text:s text:c="12"/>if (path.empty()) {</text:p>
      <text:p text:style-name="P30"><text:s text:c="16"/>send_message(sockets.at(node_id), "kill");</text:p>
      <text:p text:style-name="P30"><text:s text:c="16"/>recieve_message(sockets.at(node_id));</text:p>
      <text:p text:style-name="P30"><text:s text:c="16"/>kill(pids[node_id], SIGTERM);</text:p>
      <text:p text:style-name="P30"><text:s text:c="16"/>kill(pids[node_id], SIGKILL);</text:p>
      <text:p text:style-name="P30"><text:s text:c="16"/>pids.erase(node_id);</text:p>
      <text:p text:style-name="P30"><text:s text:c="16"/>sockets.at(node_id).disconnect(get_port_name(ports[node_id]));</text:p>
      <text:p text:style-name="P30"><text:s text:c="16"/>ports.erase(node_id);</text:p>
      <text:p text:style-name="P30"><text:s text:c="16"/>sockets.erase(node_id);</text:p>
      <text:p text:style-name="P30"><text:s text:c="16"/>send_message(parent_socket, "Ok");</text:p>
      <text:p text:style-name="P30"><text:s text:c="12"/>} else {</text:p>
      <text:p text:style-name="P30"><text:s text:c="16"/>int next_id = path.front();</text:p>
      <text:p text:style-name="P30"><text:soft-page-break/><text:s text:c="16"/>path.erase(path.begin());</text:p>
      <text:p text:style-name="P30"><text:s text:c="16"/>std::ostringstream msg_stream;</text:p>
      <text:p text:style-name="P30"><text:s text:c="16"/>msg_stream &lt;&lt; "remove " &lt;&lt; path.size();</text:p>
      <text:p text:style-name="P30"><text:s text:c="16"/>for (int i : path) {</text:p>
      <text:p text:style-name="P30"><text:s text:c="20"/>msg_stream &lt;&lt; " " &lt;&lt; i;</text:p>
      <text:p text:style-name="P30"><text:s text:c="16"/>}</text:p>
      <text:p text:style-name="P30"><text:s text:c="16"/>msg_stream &lt;&lt; " " &lt;&lt; node_id;</text:p>
      <text:p text:style-name="P30"><text:s text:c="16"/>send_message(sockets.at(next_id), msg_stream.str());</text:p>
      <text:p text:style-name="P30"><text:s text:c="16"/>send_message(parent_socket, recieve_message(sockets.at(next_id)));</text:p>
      <text:p text:style-name="P30"><text:s text:c="12"/>}</text:p>
      <text:p text:style-name="P30"><text:s text:c="8"/>} else if (command == "exec") {</text:p>
      <text:p text:style-name="P30"><text:s text:c="12"/>int path_size;</text:p>
      <text:p text:style-name="P30"><text:s text:c="12"/>std::string str, substr;</text:p>
      <text:p text:style-name="P30"><text:s text:c="12"/>command_stream &gt;&gt; path_size;</text:p>
      <text:p text:style-name="P30"><text:s text:c="12"/>std::vector&lt;int&gt; path(path_size);</text:p>
      <text:p text:style-name="P30"><text:s text:c="12"/>for (int i = 0; i &lt; path_size; ++i) {</text:p>
      <text:p text:style-name="P30"><text:s text:c="16"/>command_stream &gt;&gt; path[i];</text:p>
      <text:p text:style-name="P30"><text:s text:c="12"/>}</text:p>
      <text:p text:style-name="P30"><text:s text:c="12"/>command_stream &gt;&gt; str;</text:p>
      <text:p text:style-name="P30"><text:s text:c="12"/>command_stream &gt;&gt; substr;</text:p>
      <text:p text:style-name="P30"><text:s text:c="12"/>if (path.empty()) {</text:p>
      <text:p text:style-name="P30"><text:s text:c="16"/>std::string msg_string("Ok ");</text:p>
      <text:p text:style-name="P30"><text:s text:c="16"/>msg_string += std::to_string(id);</text:p>
      <text:p text:style-name="P30"><text:s text:c="16"/>int pos = str.find(substr);</text:p>
      <text:p text:style-name="P30"><text:s text:c="16"/>if (pos != std::string::npos) {</text:p>
      <text:p text:style-name="P30"><text:s text:c="20"/>msg_string += ": " + std::to_string(pos);</text:p>
      <text:p text:style-name="P30"><text:s text:c="16"/>} else {</text:p>
      <text:p text:style-name="P30"><text:s text:c="20"/>msg_string += ": no matches";</text:p>
      <text:p text:style-name="P30"><text:s text:c="16"/>}</text:p>
      <text:p text:style-name="P30"><text:s text:c="16"/>send_message(parent_socket, msg_string);</text:p>
      <text:p text:style-name="P30"><text:s text:c="12"/>} else {</text:p>
      <text:p text:style-name="P30"><text:s text:c="16"/>int next_id = path.front();</text:p>
      <text:p text:style-name="P30"><text:s text:c="16"/>path.erase(path.begin());</text:p>
      <text:p text:style-name="P30"><text:s text:c="16"/>std::ostringstream message_stream;</text:p>
      <text:p text:style-name="P30"><text:s text:c="16"/>message_stream &lt;&lt; "exec " &lt;&lt; path.size();</text:p>
      <text:p text:style-name="P30"><text:s text:c="16"/>for (int i : path) {</text:p>
      <text:p text:style-name="P30"><text:s text:c="20"/>message_stream &lt;&lt; " " &lt;&lt; i;</text:p>
      <text:p text:style-name="P30"><text:s text:c="16"/>}</text:p>
      <text:p text:style-name="P30"><text:s text:c="16"/>message_stream &lt;&lt; " " &lt;&lt; str &lt;&lt; " " &lt;&lt; substr;</text:p>
      <text:p text:style-name="P30"><text:s text:c="16"/>send_message(sockets.at(next_id),message_stream.str());</text:p>
      <text:p text:style-name="P30"><text:s text:c="16"/>send_message(parent_socket, recieve_message(sockets.at(next_id)));</text:p>
      <text:p text:style-name="P30"><text:s text:c="12"/>}</text:p>
      <text:p text:style-name="P30"><text:s text:c="8"/>} else if (command == "heartbit") {</text:p>
      <text:p text:style-name="P30"><text:s text:c="12"/>std::ostringstream res;</text:p>
      <text:p text:style-name="P30"><text:s text:c="12"/>for (auto&amp; [child_id, child_socket] : sockets) {</text:p>
      <text:p text:style-name="P30"><text:s text:c="16"/>send_message(child_socket, "heartbit");</text:p>
      <text:p text:style-name="P30"><text:s text:c="16"/>std::string local_result = recieve_message(child_socket);</text:p>
      <text:p text:style-name="P30"><text:s text:c="16"/>if (!local_result.empty() &amp;&amp; local_result.substr(std::min&lt;int&gt;(local_result.size(),5)) != "Error") {</text:p>
      <text:p text:style-name="P30"><text:s text:c="20"/>res &lt;&lt; local_result &lt;&lt; " ";</text:p>
      <text:p text:style-name="P30"><text:s text:c="16"/>}</text:p>
      <text:p text:style-name="P30"><text:s text:c="12"/>}</text:p>
      <text:p text:style-name="P30"><text:soft-page-break/><text:s text:c="12"/>res &lt;&lt; id &lt;&lt; " ";</text:p>
      <text:p text:style-name="P30"><text:s text:c="12"/>send_message(parent_socket, res.str());</text:p>
      <text:p text:style-name="P30"><text:s text:c="8"/>} else if (command == "kill") {</text:p>
      <text:p text:style-name="P30"><text:s text:c="12"/>for (auto&amp; [child_id, child_socket] : sockets) {</text:p>
      <text:p text:style-name="P30"><text:s text:c="16"/>send_message(child_socket, "kill");</text:p>
      <text:p text:style-name="P30"><text:s text:c="16"/>recieve_message(child_socket);</text:p>
      <text:p text:style-name="P30"><text:s text:c="16"/>kill(pids[child_id], SIGTERM);</text:p>
      <text:p text:style-name="P30"><text:s text:c="16"/>kill(pids[child_id], SIGKILL);</text:p>
      <text:p text:style-name="P30"><text:s text:c="12"/>}</text:p>
      <text:p text:style-name="P30"><text:s text:c="12"/>send_message(parent_socket, "Ok");</text:p>
      <text:p text:style-name="P30"><text:s text:c="8"/>}</text:p>
      <text:p text:style-name="P30"><text:s text:c="8"/>if (parent_port == 0) {</text:p>
      <text:p text:style-name="P30"><text:s text:c="12"/>break;</text:p>
      <text:p text:style-name="P30"><text:s text:c="8"/>}</text:p>
      <text:p text:style-name="P30"><text:s text:c="4"/>}</text:p>
      <text:p text:style-name="P30">}</text:p>
      <text:p text:style-name="P12"/>
      <text:p text:style-name="P12"><text:span text:style-name="T8">3</text:span>. <text:span text:style-name="T8">Протокол работы программы</text:span></text:p>
      <text:p text:style-name="P5"/>
      <text:p text:style-name="P33">anri@andrew-HP-250-G6:~/Documents/Github_repositories/OS_labs/lab6/src/build$ ./control_node</text:p>
      <text:p text:style-name="P33">create 1 -1</text:p>
      <text:p text:style-name="P33">Ok:16896</text:p>
      <text:p text:style-name="P33">create 2 1</text:p>
      <text:p text:style-name="P33">Ok:16901</text:p>
      <text:p text:style-name="P33">exec 2 qwerty we</text:p>
      <text:p text:style-name="P33">Ok 2: 1</text:p>
      <text:p text:style-name="P33">create 3 1</text:p>
      <text:p text:style-name="P33">Ok:16909</text:p>
      <text:p text:style-name="P33">exec 3 asdf as</text:p>
      <text:p text:style-name="P33">Ok 3: 0</text:p>
      <text:p text:style-name="P33">heartbit</text:p>
      <text:p text:style-name="P33">Recieved nodes 1 2 3 </text:p>
      <text:p text:style-name="P33">All nodes 1 2 3 </text:p>
      <text:p text:style-name="P33">exit</text:p>
      <text:p text:style-name="P33">anri@andrew-HP-250-G6:~/Documents/Github_repositories/OS_labs/lab6/src/build$ </text:p>
      <text:p text:style-name="P19"/>
      <text:p text:style-name="P12"><text:span text:style-name="T10">4</text:span>. Объяснение работы программы</text:p>
      <text:p text:style-name="P29"><text:span text:style-name="T11"><text:tab/></text:span><text:span text:style-name="T12">Для запуска программы запускается код control_node. В нём задаются параметры управляющего узла (его сокет, дерево id вычислительных узлов), и в цикле считываются команды, которые он при помощи очереди сообщений отправляет по дереву, а затем ждёт сообщения об успешном выполнении команды от указанного в команде узла. Вычислительный узел же после создания в цикле ждёт команду, и либо передаёт её дальше, либо выполняет её, после чего передаёт сообщение обратно в управляющий узел. Для передачи сообщений по дереву используется вектор, представляющий собой путь от вершины дерева до нужного узла, вычисляемый отдельной функцией.</text:span></text:p>
      <text:p text:style-name="P4"/>
      <text:p text:style-name="P4"/>
      <text:p text:style-name="P14"><text:soft-page-break/></text:p>
      <text:p text:style-name="P13"><text:span text:style-name="T10">5</text:span>. Strace</text:p>
      <text:p text:style-name="P34">anri@andrew-HP-250-G6:~/Documents/Github_repositories/OS_labs/lab6/src/build$ strace -f -e trace=clone ./control_node</text:p>
      <text:p text:style-name="P34">clone(strace: Process 24331 attached</text:p>
      <text:p text:style-name="P34">child_stack=0x7faca69e4b70, flags=CLONE_VM|CLONE_FS|CLONE_FILES|CLONE_SIGHAND|CLONE_THREAD|CLONE_SYSVSEM|CLONE_SETTLS|CLONE_PARENT_SETTID|CLONE_CHILD_CLEARTID, parent_tidptr=0x7faca69e59d0, tls=0x7faca69e5700, child_tidptr=0x7faca69e59d0) = 24331</text:p>
      <text:p text:style-name="P34">[pid 24330] clone(strace: Process 24332 attached</text:p>
      <text:p text:style-name="P34">child_stack=0x7faca61e3b70, flags=CLONE_VM|CLONE_FS|CLONE_FILES|CLONE_SIGHAND|CLONE_THREAD|CLONE_SYSVSEM|CLONE_SETTLS|CLONE_PARENT_SETTID|CLONE_CHILD_CLEARTID, parent_tidptr=0x7faca61e49d0, tls=0x7faca61e4700, child_tidptr=0x7faca61e49d0) = 24332</text:p>
      <text:p text:style-name="P34">create 1 -1</text:p>
      <text:p text:style-name="P34">[pid 24330] clone(child_stack=NULL, flags=CLONE_CHILD_CLEARTID|CLONE_CHILD_SETTID|SIGCHLD, child_tidptr=0x7faca89b5e50) = 24339</text:p>
      <text:p text:style-name="P34">strace: Process 24339 attached</text:p>
      <text:p text:style-name="P34">[pid 24339] clone(strace: Process 24340 attached</text:p>
      <text:p text:style-name="P34">child_stack=0x7f3f57fdab70, flags=CLONE_VM|CLONE_FS|CLONE_FILES|CLONE_SIGHAND|CLONE_THREAD|CLONE_SYSVSEM|CLONE_SETTLS|CLONE_PARENT_SETTID|CLONE_CHILD_CLEARTID, parent_tidptr=0x7f3f57fdb9d0, tls=0x7f3f57fdb700, child_tidptr=0x7f3f57fdb9d0) = 24340</text:p>
      <text:p text:style-name="P34">[pid 24339] clone(strace: Process 24341 attached</text:p>
      <text:p text:style-name="P34">child_stack=0x7f3f577d9b70, flags=CLONE_VM|CLONE_FS|CLONE_FILES|CLONE_SIGHAND|CLONE_THREAD|CLONE_SYSVSEM|CLONE_SETTLS|CLONE_PARENT_SETTID|CLONE_CHILD_CLEARTID, parent_tidptr=0x7f3f577da9d0, tls=0x7f3f577da700, child_tidptr=0x7f3f577da9d0) = 24341</text:p>
      <text:p text:style-name="P34">[pid 24339] clone(strace: Process 24342 attached</text:p>
      <text:p text:style-name="P34">child_stack=0x7f3f56fd8b70, flags=CLONE_VM|CLONE_FS|CLONE_FILES|CLONE_SIGHAND|CLONE_THREAD|CLONE_SYSVSEM|CLONE_SETTLS|CLONE_PARENT_SETTID|CLONE_CHILD_CLEARTID, parent_tidptr=0x7f3f56fd99d0, tls=0x7f3f56fd9700, child_tidptr=0x7f3f56fd99d0) = 24342</text:p>
      <text:p text:style-name="P34">[pid 24339] clone(strace: Process 24343 attached</text:p>
      <text:p text:style-name="P34">child_stack=0x7f3f567d7b70, flags=CLONE_VM|CLONE_FS|CLONE_FILES|CLONE_SIGHAND|CLONE_THREAD|CLONE_SYSVSEM|CLONE_SETTLS|CLONE_PARENT_SETTID|CLONE_CHILD_CLEARTID, parent_tidptr=0x7f3f567d89d0, tls=0x7f3f567d8700, child_tidptr=0x7f3f567d89d0) = 24343</text:p>
      <text:p text:style-name="P34">Ok:24339</text:p>
      <text:p text:style-name="P34">create 2 1</text:p>
      <text:p text:style-name="P34">[pid 24339] clone(strace: Process 24351 attached</text:p>
      <text:p text:style-name="P34">child_stack=NULL, flags=CLONE_CHILD_CLEARTID|CLONE_CHILD_SETTID|SIGCHLD, child_tidptr=0x7f3f59fabe50) = 24351</text:p>
      <text:p text:style-name="P34">[pid 24351] clone(strace: Process 24352 attached</text:p>
      <text:p text:style-name="P34">child_stack=0x7fc893574b70, flags=CLONE_VM|CLONE_FS|CLONE_FILES|CLONE_SIGHAND|CLONE_THREAD|CLONE_SYSVSEM|CLONE_SETTLS|CLONE_PARENT_SETTID|CLONE_CHILD_CLEARTID, parent_tidptr=0x7fc8935759d0, tls=0x7fc893575700, child_tidptr=0x7fc8935759d0) = 24352</text:p>
      <text:p text:style-name="P34">[pid 24351] clone(child_stack=0x7fc892d73b70, flags=CLONE_VM|CLONE_FS|CLONE_FILES|CLONE_SIGHAND|CLONE_THREAD|CLONE_SYSVSEM|CLONE_SETTLS|<text:soft-page-break/>CLONE_PARENT_SETTID|CLONE_CHILD_CLEARTID, parent_tidptr=0x7fc892d749d0, tls=0x7fc892d74700, child_tidptr=0x7fc892d749d0) = 24353</text:p>
      <text:p text:style-name="P34">[pid 24351] clone(strace: Process 24354 attached</text:p>
      <text:p text:style-name="P34">strace: Process 24353 attached</text:p>
      <text:p text:style-name="P34">child_stack=0x7fc892572b70, flags=CLONE_VM|CLONE_FS|CLONE_FILES|CLONE_SIGHAND|CLONE_THREAD|CLONE_SYSVSEM|CLONE_SETTLS|CLONE_PARENT_SETTID|CLONE_CHILD_CLEARTID, parent_tidptr=0x7fc8925739d0, tls=0x7fc892573700, child_tidptr=0x7fc8925739d0) = 24354</text:p>
      <text:p text:style-name="P34">[pid 24351] clone(strace: Process 24355 attached</text:p>
      <text:p text:style-name="P34">child_stack=0x7fc891d71b70, flags=CLONE_VM|CLONE_FS|CLONE_FILES|CLONE_SIGHAND|CLONE_THREAD|CLONE_SYSVSEM|CLONE_SETTLS|CLONE_PARENT_SETTID|CLONE_CHILD_CLEARTID, parent_tidptr=0x7fc891d729d0, tls=0x7fc891d72700, child_tidptr=0x7fc891d729d0) = 24355</text:p>
      <text:p text:style-name="P34">Ok:24351</text:p>
      <text:p text:style-name="P34">exec 1 qwerty we</text:p>
      <text:p text:style-name="P34">Ok 1: 1</text:p>
      <text:p text:style-name="P34">remove 2</text:p>
      <text:p text:style-name="P34">[pid 24351] --- SIGTERM {si_signo=SIGTERM, si_code=SI_USER, si_pid=24339, si_uid=1000} ---</text:p>
      <text:p text:style-name="P34">[pid 24355] +++ killed by SIGTERM +++</text:p>
      <text:p text:style-name="P34">[pid 24354] +++ killed by SIGTERM +++</text:p>
      <text:p text:style-name="P34">[pid 24353] +++ killed by SIGTERM +++</text:p>
      <text:p text:style-name="P34">[pid 24352] +++ killed by SIGTERM +++</text:p>
      <text:p text:style-name="P34">[pid 24351] +++ killed by SIGTERM +++</text:p>
      <text:p text:style-name="P34">[pid 24339] --- SIGCHLD {si_signo=SIGCHLD, si_code=CLD_KILLED, si_pid=24351, si_uid=1000, si_status=SIGTERM, si_utime=0, si_stime=1} ---</text:p>
      <text:p text:style-name="P34">Ok</text:p>
      <text:p text:style-name="P34">heartbit</text:p>
      <text:p text:style-name="P34">Recieved nodes 1 </text:p>
      <text:p text:style-name="P34">All nodes 1 </text:p>
      <text:p text:style-name="P34">create 2 1</text:p>
      <text:p text:style-name="P34">[pid 24339] clone(strace: Process 24390 attached</text:p>
      <text:p text:style-name="P34">child_stack=NULL, flags=CLONE_CHILD_CLEARTID|CLONE_CHILD_SETTID|SIGCHLD, child_tidptr=0x7f3f59fabe50) = 24390</text:p>
      <text:p text:style-name="P34">[pid 24390] clone(strace: Process 24391 attached</text:p>
      <text:p text:style-name="P34">child_stack=0x7ff72a908b70, flags=CLONE_VM|CLONE_FS|CLONE_FILES|CLONE_SIGHAND|CLONE_THREAD|CLONE_SYSVSEM|CLONE_SETTLS|CLONE_PARENT_SETTID|CLONE_CHILD_CLEARTID, parent_tidptr=0x7ff72a9099d0, tls=0x7ff72a909700, child_tidptr=0x7ff72a9099d0) = 24391</text:p>
      <text:p text:style-name="P34">[pid 24390] clone(strace: Process 24392 attached</text:p>
      <text:p text:style-name="P34">child_stack=0x7ff72a107b70, flags=CLONE_VM|CLONE_FS|CLONE_FILES|CLONE_SIGHAND|CLONE_THREAD|CLONE_SYSVSEM|CLONE_SETTLS|CLONE_PARENT_SETTID|CLONE_CHILD_CLEARTID, parent_tidptr=0x7ff72a1089d0, tls=0x7ff72a108700, child_tidptr=0x7ff72a1089d0) = 24392</text:p>
      <text:p text:style-name="P34">[pid 24390] clone(strace: Process 24393 attached</text:p>
      <text:p text:style-name="P34">child_stack=0x7ff729906b70, flags=CLONE_VM|CLONE_FS|CLONE_FILES|CLONE_SIGHAND|CLONE_THREAD|CLONE_SYSVSEM|CLONE_SETTLS|CLONE_PARENT_SETTID|CLONE_CHILD_CLEARTID, parent_tidptr=0x7ff7299079d0, tls=0x7ff729907700, child_tidptr=0x7ff7299079d0) = 24393</text:p>
      <text:p text:style-name="P34">[pid 24390] clone(strace: Process 24394 attached</text:p>
      <text:p text:style-name="P34">child_stack=0x7ff729105b70, flags=CLONE_VM|CLONE_FS|CLONE_FILES|CLONE_SIGHAND|CLONE_THREAD|CLONE_SYSVSEM|CLONE_SETTLS|<text:soft-page-break/>CLONE_PARENT_SETTID|CLONE_CHILD_CLEARTID, parent_tidptr=0x7ff7291069d0, tls=0x7ff729106700, child_tidptr=0x7ff7291069d0) = 24394</text:p>
      <text:p text:style-name="P34">Ok:24390</text:p>
      <text:p text:style-name="P34">heartbit</text:p>
      <text:p text:style-name="P34">Recieved nodes 1 2 </text:p>
      <text:p text:style-name="P34">All nodes 1 2 </text:p>
      <text:p text:style-name="P34">exit</text:p>
      <text:p text:style-name="P34">[pid 24390] --- SIGTERM {si_signo=SIGTERM, si_code=SI_USER, si_pid=24339, si_uid=1000} ---</text:p>
      <text:p text:style-name="P34">[pid 24393] +++ killed by SIGTERM +++</text:p>
      <text:p text:style-name="P34">[pid 24392] +++ killed by SIGTERM +++</text:p>
      <text:p text:style-name="P34">[pid 24391] +++ killed by SIGTERM +++</text:p>
      <text:p text:style-name="P34">[pid 24394] +++ killed by SIGTERM +++</text:p>
      <text:p text:style-name="P34">[pid 24390] +++ killed by SIGTERM +++</text:p>
      <text:p text:style-name="P34">[pid 24343] ????( &lt;unfinished ...&gt;</text:p>
      <text:p text:style-name="P34">[pid 24343] +++ killed by SIGKILL +++</text:p>
      <text:p text:style-name="P34">[pid 24342] +++ killed by SIGKILL +++</text:p>
      <text:p text:style-name="P34">[pid 24341] +++ killed by SIGKILL +++</text:p>
      <text:p text:style-name="P34">[pid 24340] +++ killed by SIGKILL +++</text:p>
      <text:p text:style-name="P34">[pid 24339] +++ killed by SIGKILL +++</text:p>
      <text:p text:style-name="P34">[pid 24330] --- SIGCHLD {si_signo=SIGCHLD, si_code=CLD_KILLED, si_pid=24339, si_uid=1000, si_status=SIGKILL, si_utime=0, si_stime=1} ---</text:p>
      <text:p text:style-name="P34">[pid 24331] +++ exited with 0 +++</text:p>
      <text:p text:style-name="P34">[pid 24332] +++ exited with 0 +++</text:p>
      <text:p text:style-name="P34">+++ exited with 0 +++</text:p>
      <text:p text:style-name="P12"/>
      <text:p text:style-name="P12">Вывод</text:p>
      <text:p text:style-name="P3"><text:tab/><text:span text:style-name="T15">В связи с СЕРЬЁЗНЫМИ ошибками в планировании своего времени, я не проделал работу в полной мере, из-за надвигающегося срока дедлайна мне пришлось несколько схалтурить и упростить себе задачу: топология дерева общего вида у меня должным образом не работает, и представляет собой скорее топологию вектора или списка с произвольным доступом. Вычислительные узлы по команде exec находят не все вхождения подстроки в строку, а только первое вхождение, а команда heartbit вместо вывода узлов, которые не ответили втечение n милисекунд, просто выводит список узлов, до которых дошла команда, и узлов, которые формально числятся в дереве в управляющем узле. Но, несмотря на эти серьёзные упрощения, работа всё равно оказалась далеко не самой простой, хотя и интересно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2:33:50.182058280</meta:creation-date>
    <dc:date>2020-01-08T20:02:08.601556001</dc:date>
    <meta:editing-duration>PT25M4S</meta:editing-duration>
    <meta:editing-cycles>10</meta:editing-cycles>
    <meta:generator>LibreOffice/6.0.7.3$Linux_X86_64 LibreOffice_project/00m0$Build-3</meta:generator>
    <meta:print-date>2019-12-27T10:56:00.931546746</meta:print-date>
    <meta:document-statistic meta:table-count="1" meta:image-count="0" meta:object-count="0" meta:page-count="15" meta:paragraph-count="583" meta:word-count="2222" meta:character-count="25043" meta:non-whitespace-character-count="18735"/>
  </office:meta>
</office:document-meta>
</file>